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ahoma" svg:font-family="Tahoma, Verdana, Arial, Helvetica, sans-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fo:color="#ce181e" fo:font-size="24pt" style:text-underline-style="none" officeooo:rsid="000d4ff2" officeooo:paragraph-rsid="000d4ff2" fo:background-color="#ffffff" style:font-size-asian="21pt" style:font-size-complex="24pt"/>
    </style:style>
    <style:style style:name="P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Tahoma" fo:font-size="10.5pt" fo:letter-spacing="normal" fo:font-style="normal" fo:font-weight="normal" officeooo:rsid="000d4ff2"/>
    </style:style>
    <style:style style:name="P3"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Tahoma" fo:font-size="10.5pt" fo:letter-spacing="normal" fo:font-style="normal" fo:font-weight="normal"/>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ahoma" fo:font-size="10.5pt" fo:letter-spacing="normal" fo:font-style="normal" fo:font-weight="normal" officeooo:paragraph-rsid="000d9219"/>
    </style:style>
    <style:style style:name="P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Times New Roman" fo:font-size="18pt" fo:letter-spacing="normal" fo:font-style="normal" fo:font-weight="normal" style:font-size-asian="18pt" style:font-size-complex="18pt"/>
    </style:style>
    <style:style style:name="P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33333" style:font-name="Tahoma" fo:font-size="15pt" fo:letter-spacing="normal" fo:font-style="normal" fo:font-weight="normal" style:font-size-asian="15pt" style:font-size-complex="15pt"/>
    </style:style>
    <style:style style:name="P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c1c1c" style:font-name="Times New Roman" fo:font-size="15pt" fo:letter-spacing="normal" fo:font-style="normal" fo:font-weight="normal" officeooo:paragraph-rsid="000d9219" style:font-size-asian="15pt" style:font-size-complex="15pt"/>
    </style:style>
    <style:style style:name="P8" style:family="paragraph" style:parent-style-name="Text_20_body">
      <style:paragraph-properties fo:margin-left="0cm" fo:margin-right="0cm" fo:text-align="start" style:justify-single-word="false" fo:orphans="2" fo:widows="2" fo:text-indent="0cm" style:auto-text-indent="false"/>
      <style:text-properties fo:font-size="12pt" officeooo:paragraph-rsid="000d9219" style:font-size-asian="12pt" style:font-size-complex="12pt"/>
    </style:style>
    <style:style style:name="P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ce181e" style:font-name="Times New Roman" fo:font-size="18pt" fo:letter-spacing="normal" fo:font-style="normal" fo:font-weight="normal" style:font-size-asian="18pt" style:font-size-complex="18pt"/>
    </style:style>
    <style:style style:name="T1" style:family="text">
      <style:text-properties fo:font-variant="normal" fo:text-transform="none" style:font-name="Tahoma" fo:letter-spacing="normal" fo:font-style="normal" fo:font-weight="normal"/>
    </style:style>
    <style:style style:name="T2" style:family="text">
      <style:text-properties fo:font-variant="normal" fo:text-transform="none" fo:color="#72bf44" style:font-name="Tahoma" fo:letter-spacing="normal" fo:font-style="normal" fo:font-weight="normal"/>
    </style:style>
    <style:style style:name="T3" style:family="text">
      <style:text-properties fo:font-variant="normal" fo:text-transform="none" fo:color="#59c5c7" style:font-name="Tahoma" fo:letter-spacing="normal" fo:font-style="normal" fo:font-weight="normal"/>
    </style:style>
    <style:style style:name="T4" style:family="text">
      <style:text-properties fo:font-variant="normal" fo:text-transform="none" fo:color="#000000" style:font-name="Tahoma" fo:letter-spacing="normal" fo:font-style="normal" fo:font-weight="normal"/>
    </style:style>
    <style:style style:name="T5" style:family="text">
      <style:text-properties fo:font-variant="normal" fo:text-transform="none" fo:color="#000000" style:font-name="Tahoma" fo:letter-spacing="normal" fo:font-style="normal" fo:font-weight="normal" officeooo:rsid="000f9389"/>
    </style:style>
    <style:style style:name="T6" style:family="text">
      <style:text-properties fo:font-variant="normal" fo:text-transform="none" fo:color="#000000" style:font-name="Tahoma" fo:letter-spacing="normal" fo:font-style="normal" fo:font-weight="normal" officeooo:rsid="00117ab7"/>
    </style:style>
    <style:style style:name="T7" style:family="text">
      <style:text-properties style:font-name="Tahoma"/>
    </style:style>
    <style:style style:name="T8" style:family="text">
      <style:text-properties style:font-name="Tahoma" officeooo:rsid="000f9389"/>
    </style:style>
    <style:style style:name="T9" style:family="text">
      <style:text-properties officeooo:rsid="000f9389"/>
    </style:style>
    <style:style style:name="T10" style:family="text">
      <style:text-properties fo:color="#1c1c1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R</text:span><text:span text:style-name="T1">ING P</text:span><text:span text:style-name="T3">O</text:span><text:span text:style-name="T1">N</text:span><text:span text:style-name="T2">G</text:span></text:p>
      <text:p text:style-name="P2"/>
      <text:p text:style-name="P3"/>
      <text:p text:style-name="P6"/>
      <text:p text:style-name="P7"><text:bookmark text:name="p63"/>Vous avez déjà joué au célèbre jeu <text:bookmark text:name="66"/>pong ?<text:bookmark text:name="p64"/><text:span text:style-name="T7"> </text:span>Eh bien, ring <text:bookmark text:name="67"/>pong est similaire sauf que là, nous allions utiliser un neopixel circulaire, le but principal de ce jeu est assez simple, deux joueurs s’affronte pour seul objet de défense une balle<text:bookmark text:name="p62"/>(LED bleu) où ils doivent protéger leur bordure<text:bookmark text:name="p61"/>(LED vert) , si le joueur dépasse 3 point , il remporte la victoire.<text:bookmark text:name="p65"/><text:span text:style-name="T7"> </text:span></text:p>
      <text:p text:style-name="P8"><text:span text:style-name="T4"><text:line-break/><text:line-break/></text:span><text:bookmark text:name="p88"/><text:span text:style-name="T4">Comment jouer :<text:line-break/><text:line-break/><text:line-break/></text:span><text:bookmark text:name="p89"/><text:span text:style-name="T4">• le premier joueur </text:span><text:span text:style-name="T6">(joueur de gauche)</text:span><text:span text:style-name="T4"> appuie sur le bouton, il engage la balle avec une vitesse normale.<text:line-break/><text:line-break/></text:span><text:bookmark text:name="p47"/><text:span text:style-name="T4">• le </text:span><text:span text:style-name="T6">joueur de droite</text:span><text:span text:style-name="T4"> doit appuyer sur son bouton lorsque la balle est dans les 3 derniers pixels avant le vert.<text:line-break/></text:span><text:bookmark text:name="p48"/><text:span text:style-name="T4"><text:line-break/></text:span><text:bookmark text:name="p49"/><text:span text:style-name="T4">• s’il pousse sur le dernier pixel, il a une super vitesse sur sa balle.<text:line-break/></text:span><text:bookmark text:name="p50"/><text:span text:style-name="T4"><text:line-break/></text:span><text:bookmark text:name="p51"/><text:span text:style-name="T4">• s’il manque la balle, c’est un point pour l’autre joueur.<text:line-break/></text:span><text:bookmark text:name="p52"/><text:span text:style-name="T4"><text:line-break/></text:span><text:bookmark text:name="p53"/><text:span text:style-name="T4">• </text:span><text:span text:style-name="T6">si un joueur marque un point </text:span><text:span text:style-name="T4">, </text:span><text:span text:style-name="T6">il obtient la balle revient à lui</text:span><text:span text:style-name="T4">.<text:line-break/><text:line-break/></text:span><text:bookmark text:name="p54"/><text:span text:style-name="T4">• le jeu se termine quand un joueur </text:span><text:span text:style-name="T5">a 4 points</text:span><text:span text:style-name="T4">.</text:span></text:p>
      <text:p text:style-name="P5"/>
      <text:p text:style-name="P9">BON JEU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ahoma" svg:font-family="Tahoma, Verdana, Arial, Helvetica, sans-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09:08:08.197634147</meta:creation-date>
    <dc:date>2019-06-17T10:16:35.722150935</dc:date>
    <meta:editing-duration>PT14M8S</meta:editing-duration>
    <meta:editing-cycles>3</meta:editing-cycles>
    <meta:generator>LibreOffice/6.0.7.3$Linux_X86_64 LibreOffice_project/00m0$Build-3</meta:generator>
    <meta:document-statistic meta:table-count="0" meta:image-count="0" meta:object-count="0" meta:page-count="1" meta:paragraph-count="4" meta:word-count="164" meta:character-count="866" meta:non-whitespace-character-count="696"/>
  </office:meta>
</office:document-meta>
</file>